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column table:style-name="co7" table:number-columns-repeated="15364" table:default-cell-style-name="ce1"/>
        <table:table-row table:style-name="ro1">
          <table:table-cell office:value-type="string" table:style-name="ce2">
            <text:p>Object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Initial orientation</text:p>
          </table:table-cell>
          <table:table-cell office:value-type="string" table:style-name="ce2">
            <text:p>Desired orientatio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gelatin b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0,0,1</text:p>
          </table:table-cell>
          <table:table-cell office:value-type="string" table:style-name="ce1">
            <text:p>0,0,0.766,0.6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cker b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.707,0,0.707</text:p>
          </table:table-cell>
          <table:table-cell office:value-type="string" table:style-name="ce1">
            <text:p>-0.5,0.5,-0.5,0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atu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123,0.123,0.696,0.696</text:p>
          </table:table-cell>
          <table:table-cell office:value-type="string" table:style-name="ce1">
            <text:p>-0.123,0.123,-0.696,0.6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tted meat c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,0.707,0.707,0</text:p>
          </table:table-cell>
          <table:table-cell office:value-type="string" table:style-name="ce1">
            <text:p>0.242,0.664,0.664,-0.242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dc:creator>BALAKUMAR SUNDARALINGAM</dc:creator>
    <meta:creation-date>2019-08-14T12:41:07Z</meta:creation-date>
    <dc:date>2019-12-25T20:10:14Z</dc:date>
    <meta:editing-cycles>7</meta:editing-cycles>
    <meta:editing-duration>PT2741S</meta:editing-duration>
  </office:meta>
</office:document-meta>
</file>